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49cm" fo:margin-left="-0.243cm" table:align="left" style:writing-mode="lr-tb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4.711cm"/>
    </style:style>
    <style:style style:name="Table1.D" style:family="table-column">
      <style:table-column-properties style:column-width="4.817cm"/>
    </style:style>
    <style:style style:name="Table1.1" style:family="table-row">
      <style:table-row-properties style:row-height="0.7cm" fo:keep-together="always"/>
    </style:style>
    <style:style style:name="Table1.A1" style:family="table-cell">
      <style:table-cell-properties style:vertical-align="middle" fo:background-color="#000000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Table2" style:family="table">
      <style:table-properties style:width="18.949cm" fo:margin-left="-0.243cm" table:align="left" style:writing-mode="lr-tb"/>
    </style:style>
    <style:style style:name="Table2.A" style:family="table-column">
      <style:table-column-properties style:column-width="4.189cm"/>
    </style:style>
    <style:style style:name="Table2.B" style:family="table-column">
      <style:table-column-properties style:column-width="5.232cm"/>
    </style:style>
    <style:style style:name="Table2.C" style:family="table-column">
      <style:table-column-properties style:column-width="4.711cm"/>
    </style:style>
    <style:style style:name="Table2.D" style:family="table-column">
      <style:table-column-properties style:column-width="4.817cm"/>
    </style:style>
    <style:style style:name="Table2.1" style:family="table-row">
      <style:table-row-properties style:row-height="0.7cm" fo:keep-together="always"/>
    </style:style>
    <style:style style:name="Table2.A1" style:family="table-cell">
      <style:table-cell-properties style:vertical-align="middle" fo:background-color="#000000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2.D3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1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Cambria" fo:font-size="16pt" fo:language="de" fo:country="DE" fo:font-weight="bold" style:font-size-asian="16pt" style:font-weight-asian="bold" style:font-name-complex="Cambria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Calibri" fo:language="de" fo:country="DE" style:font-name-complex="Calibri"/>
    </style:style>
    <style:style style:name="P4" style:family="paragraph" style:parent-style-name="Standard">
      <style:paragraph-properties fo:text-align="justify" style:justify-single-word="false"/>
      <style:text-properties style:font-name="Calibri" fo:language="de" fo:country="DE" style:font-name-complex="Calibri"/>
    </style:style>
    <style:style style:name="P5" style:family="paragraph" style:parent-style-name="Standard">
      <style:paragraph-properties style:snap-to-layout-grid="false"/>
      <style:text-properties style:font-name="Calibri" fo:language="de" fo:country="DE" style:font-name-complex="Calibri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Calibri" fo:language="de" fo:country="DE" style:font-name-complex="Calibri"/>
    </style:style>
    <style:style style:name="P7" style:family="paragraph" style:parent-style-name="Standard">
      <style:text-properties fo:color="#ffffff" style:font-name="Calibri" fo:language="de" fo:country="DE" style:font-name-complex="Calibri"/>
    </style:style>
    <style:style style:name="P8" style:family="paragraph" style:parent-style-name="Standard">
      <style:paragraph-properties fo:margin-left="0cm" fo:margin-right="0cm" fo:text-indent="1.27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>
      <style:text-properties style:use-window-font-color="true" style:font-name="Calibri" fo:language="de" fo:country="DE" style:font-name-complex="Calibri"/>
    </style:style>
    <style:style style:name="P11" style:family="paragraph" style:parent-style-name="Standard">
      <style:paragraph-properties fo:background-color="#000000">
        <style:background-image/>
      </style:paragraph-properties>
      <style:text-properties style:use-window-font-color="true" style:font-name="Calibri" fo:language="de" fo:country="DE" officeooo:rsid="00189cac" officeooo:paragraph-rsid="00189cac" style:font-name-complex="Calibri"/>
    </style:style>
    <style:style style:name="T1" style:family="text">
      <style:text-properties style:font-name="Calibri" fo:language="de" fo:country="DE" style:font-name-complex="Calibri"/>
    </style:style>
    <style:style style:name="T2" style:family="text">
      <style:text-properties style:font-name="Calibri" fo:language="de" fo:country="DE" style:font-name-asian="Calibri" style:font-name-complex="Calibri"/>
    </style:style>
    <style:style style:name="T3" style:family="text">
      <style:text-properties style:font-name="Wingdings 2" fo:language="de" fo:country="DE" style:font-name-complex="Wingdings 2"/>
    </style:style>
    <style:style style:name="T4" style:family="text">
      <style:text-properties style:font-name="Wingdings 2" fo:language="de" fo:country="DE" style:font-name-asian="Wingdings 2" style:font-name-complex="Wingdings 2"/>
    </style:style>
    <style:style style:name="T5" style:family="text">
      <style:text-properties style:use-window-font-color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4"/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table:number-columns-spanned="4" office:value-type="string">
            <text:p text:style-name="P10">Zusatzinformationen von auswärtigen Person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3">Heimatinstitut:</text:p>
          </table:table-cell>
          <table:table-cell table:style-name="Table1.D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3">Mailadresse: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3">Telefon-Nr.:</text:p>
          </table:table-cell>
          <table:table-cell table:style-name="Table1.D3" office:value-type="string">
            <text:p text:style-name="P6"/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7">Einträge für Telefon- und Raumbuch <text:s/><text:span text:style-name="T5">(soweit bekan</text:span>nt)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>Telefonbuch Eintrag:</text:p>
          </table:table-cell>
          <table:table-cell table:style-name="Table2.B2" office:value-type="string">
            <text:p text:style-name="Standard"><text:span text:style-name="T4"></text:span><text:span text:style-name="T2"> </text:span><text:span text:style-name="T1">ja <text:s text:c="2"/></text:span><text:span text:style-name="T3"></text:span><text:span text:style-name="T1"> nein</text:span></text:p>
          </table:table-cell>
          <table:table-cell table:style-name="Table2.C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Standort:</text:p>
          </table:table-cell>
          <table:table-cell table:style-name="Table2.B3" office:value-type="string">
            <text:p text:style-name="Standard"><text:span text:style-name="T4"></text:span><text:span text:style-name="T2"> </text:span><text:span text:style-name="T1">Hamburg <text:s text:c="2"/></text:span><text:span text:style-name="T3"></text:span><text:span text:style-name="T1"> Zeuthen</text:span></text:p>
          </table:table-cell>
          <table:table-cell table:style-name="Table2.C3" office:value-type="string">
            <text:p text:style-name="P3">Gebäude / Raum:</text:p>
          </table:table-cell>
          <table:table-cell table:style-name="Table2.D3" office:value-type="string">
            <text:p text:style-name="P5"/>
          </table:table-cell>
        </table:table-row>
      </table:table>
      <text:p text:style-name="P2"/>
      <text:p text:style-name="P4"/>
      <text:p text:style-name="P4"/>
      <text:p text:style-name="P11">Was kann WEISS sein?</text:p>
      <text:p text:style-name="P3">______________________________________</text:p>
      <text:p text:style-name="P3">Ort, Datum, Unterschrif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GB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Überschrif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Beschriftung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Mangal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ocument_20_Map_20_Char" style:display-name="Document Map Char" style:family="text" style:parent-style-name="Absatz-Standardschriftart">
      <style:text-properties style:font-name="Tahoma" fo:font-size="8pt" fo:language="en" fo:country="GB" style:font-size-asian="8pt" style:font-name-complex="Tahoma" style:font-size-complex="8pt"/>
    </style:style>
    <style:style style:name="Kommentarzeichen" style:family="text" style:parent-style-name="Absatz-Standardschriftart">
      <style:text-properties fo:font-size="8pt" style:font-size-asian="8pt" style:font-name-complex="Times New Roman" style:font-size-complex="8pt"/>
    </style:style>
    <style:style style:name="Comment_20_Text_20_Char" style:display-name="Comment Text Char" style:family="text" style:parent-style-name="Absatz-Standardschriftart">
      <style:text-properties fo:font-size="10pt" fo:language="en" fo:country="GB" style:font-size-asian="10pt" style:font-name-complex="Times New Roman"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Absatz-Standardschriftart">
      <style:text-properties style:font-name="Tahoma" fo:font-size="8pt" fo:language="en" fo:country="GB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ular der DESY Verwaltung (V1)</dc:title>
    <meta:creation-date>2013-09-23T12:26:53</meta:creation-date>
    <meta:editing-cycles>1</meta:editing-cycles>
    <meta:editing-duration>P15824DT17H31M44S</meta:editing-duration>
    <meta:generator>LibreOffice/4.1.1.2$Windows_x86 LibreOffice_project/7e4286b58adc75a14f6d83f53a03b6c11fa2903</meta:generator>
    <dc:date>2013-09-27T11:28:11.984000000</dc:date>
    <meta:document-statistic meta:table-count="2" meta:image-count="0" meta:object-count="0" meta:page-count="1" meta:paragraph-count="13" meta:word-count="36" meta:character-count="296" meta:non-whitespace-character-count="267"/>
  </office:meta>
</office:document-meta>
</file>